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9792in" table:align="left"/>
    </style:style>
    <style:style style:name="Table1.A" style:family="table-column">
      <style:table-column-properties style:column-width="1.9792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36dc" officeooo:paragraph-rsid="001f36d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f36dc" officeooo:paragraph-rsid="001f36dc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02d65" officeooo:paragraph-rsid="00202d65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officeooo:rsid="00202d65" officeooo:paragraph-rsid="00202d6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2148f" officeooo:paragraph-rsid="0022148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38052" officeooo:paragraph-rsid="00238052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52569" officeooo:paragraph-rsid="00252569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252569" officeooo:paragraph-rsid="00252569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officeooo:rsid="0026a882" officeooo:paragraph-rsid="0026a882"/>
    </style:style>
    <style:style style:name="P10" style:family="paragraph" style:parent-style-name="Table_20_Contents">
      <style:paragraph-properties fo:text-align="start" style:justify-single-word="false"/>
      <style:text-properties officeooo:rsid="00252569" officeooo:paragraph-rsid="00252569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officeooo:rsid="00252569" officeooo:paragraph-rsid="00252569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66af6" officeooo:paragraph-rsid="00266af6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6a882" officeooo:paragraph-rsid="0026a882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aa2b6" officeooo:paragraph-rsid="002aa2b6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2</text:p>
      <text:p text:style-name="P2"/>
      <text:p text:style-name="P3">Traje un cargador de computadora</text:p>
      <text:p text:style-name="P3">Hablo del pin que esta al final del cargador. Es de color plateado y es plateado, mide 0,75cm de lagro y 2 milimetros de diametro. Es una ficha macho, fragil y se encuentra al final del cargador. No pesa mas de 10 gramos. Es rigido. Su funcion es conectarse a la computadora para cargarla. Entonces, las caracteristicas o atributos son:</text:p>
      <text:list text:style-name="L1">
        <text:list-item>
          <text:p text:style-name="P4">color</text:p>
        </text:list-item>
        <text:list-item>
          <text:p text:style-name="P4">material</text:p>
        </text:list-item>
        <text:list-item>
          <text:p text:style-name="P4">diametro</text:p>
        </text:list-item>
        <text:list-item>
          <text:p text:style-name="P4">largo</text:p>
        </text:list-item>
        <text:list-item>
          <text:p text:style-name="P4">peso</text:p>
        </text:list-item>
        <text:list-item>
          <text:p text:style-name="P4">posicion</text:p>
        </text:list-item>
        <text:list-item>
          <text:p text:style-name="P4">voltaje maximo</text:p>
        </text:list-item>
        <text:list-item>
          <text:p text:style-name="P4">amperaje maximo</text:p>
        </text:list-item>
        <text:list-item>
          <text:p text:style-name="P4">modelo de pin</text:p>
        </text:list-item>
        <text:list-item>
          <text:p text:style-name="P4">frecuencia maxima</text:p>
        </text:list-item>
      </text:list>
      <text:p text:style-name="P5">Discutir hasta el mas minimo detalle. </text:p>
      <text:p text:style-name="P6">No hay ninguna operacion sobre los objetos que no impacte, use o modifique a mi objeto. Estas operaciones solo se hacen sobre si mismo, NO PUEDEN MODIFICAR O AFECTAR A OTROS OBJETOS. Encapsulo en cada elemento lo que hace consigo mismo. NO EXISTEN OBJETOS QUE NO TENGAN UNA CLASE DEFINIDA.</text:p>
      <text:p text:style-name="P6"/>
      <text:p text:style-name="P6"/>
      <text:p text:style-name="P7">Relaciones en diagramas de clases:</text:p>
      <text:list text:style-name="L2">
        <text:list-item>
          <text:p text:style-name="P8">Agregacion→ especifica que un todo esta compuesto de partes independientes. No liga la existencia de las partes al todo. El rombo va donde esta la parte del todo</text:p>
        </text:list-item>
        <text:list-item>
          <text:p text:style-name="P8">Composicion → <text:s/>Es de agregacion fuerte con relacion de pertenencia.</text:p>
        </text:list-item>
        <text:list-item>
          <text:p text:style-name="P8">Herencia → los hijos pueden sustituir al padre y el hijo puede agregar comportamiento o estructura la relacion. El hijo hereda las propiedades del padre.</text:p>
        </text:list-item>
        <text:list-item>
          <text:p text:style-name="P9">Asociacion → dos objetos a y b se conocen mutuamente aunque puedo hacerlo unidireccional con una flecha</text:p>
        </text:list-item>
      </text:list>
      <text:p text:style-name="P7"/>
      <text:p text:style-name="P7">Clase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Nombre de clase</text:p>
          </table:table-cell>
        </table:table-row>
        <table:table-row>
          <table:table-cell table:style-name="Table1.A2" office:value-type="string">
            <text:p text:style-name="P10">Atributos</text:p>
          </table:table-cell>
        </table:table-row>
        <table:table-row>
          <table:table-cell table:style-name="Table1.A2" office:value-type="string">
            <text:p text:style-name="P10">Metodos</text:p>
          </table:table-cell>
        </table:table-row>
      </table:table>
      <text:p text:style-name="P7">Tipos de atributos y metodos: </text:p>
      <text:list text:style-name="L3">
        <text:list-item>
          <text:p text:style-name="P11">publico (+)</text:p>
        </text:list-item>
        <text:list-item>
          <text:p text:style-name="P11">privado (-)</text:p>
        </text:list-item>
        <text:list-item>
          <text:p text:style-name="P11">protegido(#)</text:p>
        </text:list-item>
        <text:list-item>
          <text:p text:style-name="P11">paquete(~)</text:p>
        </text:list-item>
        <text:list-item>
          <text:p text:style-name="P11">derivado(/)</text:p>
        </text:list-item>
        <text:list-item>
          <text:p text:style-name="P11">estatico(<text:span text:style-name="T1">subrallado</text:span>)</text:p>
        </text:list-item>
      </text:list>
      <text:p text:style-name="P7"/>
      <text:p text:style-name="P7"><text:soft-page-break/>Interfaz → Comportamiento de como me ve el resto. No son atributos.</text:p>
      <text:p text:style-name="P7"/>
      <text:p text:style-name="P12">No existe la herencia multiple.</text:p>
      <text:p text:style-name="P12"/>
      <text:p text:style-name="P12">Clase abstracta → solo funciona como objeto agrupador y no puede ser instanciada.</text:p>
      <text:p text:style-name="P12">Para herencia multiple → no romper el modelo de negocio, puedo usar copia y pega o composicion.</text:p>
      <text:p text:style-name="P12"/>
      <text:p text:style-name="P13">Getter → me da el valor que toma el atributo de una clase</text:p>
      <text:p text:style-name="P13">setter → me cambia el valor que toma el atributo en una clase</text:p>
      <text:p text:style-name="P13">Estos rompen el encapsulamiento si no son bien usados. Siempre van en el diagrama de clases.</text:p>
      <text:p text:style-name="P13"/>
      <text:p text:style-name="P13"/>
      <text:p text:style-name="P14">TP annual</text:p>
      <text:p text:style-name="P14">primera entrega → Arquitectura y modelado de objetos. Aparecen los requerimientos planteados en casos de uso. Tengo que armar los casos de uso y las estructuras necesarias para sostenerlo. No incluir conceptos de sw puro, administrador, usuario, etc. Hay que entregar el CU y el diagrama de clases y toda la justificacion necesaria. 16 de mayo → fecha de entre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4T08:32:06.052795430</meta:creation-date>
    <dc:date>2025-04-04T16:43:45.318312467</dc:date>
    <meta:editing-duration>PT5H22M51S</meta:editing-duration>
    <meta:editing-cycles>1</meta:editing-cycles>
    <meta:document-statistic meta:table-count="1" meta:image-count="0" meta:object-count="0" meta:page-count="2" meta:paragraph-count="40" meta:word-count="414" meta:character-count="2335" meta:non-whitespace-character-count="1978"/>
    <meta:generator>LibreOffice/25.2.1.2$Linux_X86_64 LibreOffice_project/520$Build-2</meta:generator>
  </office:meta>
</office:document-meta>
</file>